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3eb" officeooo:paragraph-rsid="000ee3eb"/>
    </style:style>
    <style:style style:name="P2" style:family="paragraph" style:parent-style-name="Standard">
      <style:text-properties officeooo:rsid="000efef3" officeooo:paragraph-rsid="000efef3"/>
    </style:style>
    <style:style style:name="P3" style:family="paragraph" style:parent-style-name="Standard">
      <style:text-properties officeooo:rsid="000efef3" officeooo:paragraph-rsid="001001ed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ee3eb" officeooo:paragraph-rsid="001001ed"/>
    </style:style>
    <style:style style:name="T1" style:family="text">
      <style:text-properties officeooo:rsid="001001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ER TABLE projeto ADD PRIMARY KEY (nome);</text:p>
      <text:p text:style-name="P1"/>
      <text:p text:style-name="P1">É possível? Sim. É justificável? Não, a ideia de chave primária é que ela seja única e que não se repita, pode haver nomes repetidos. A melhor solução seria o numero.</text:p>
      <text:p text:style-name="P1"/>
      <text:p text:style-name="P1">ALTER TABLE empregado ADD PRIMARY KEY (cpf);</text:p>
      <text:p text:style-name="P1">ALTER TABLE departamento ADD PRIMARY KEY (numero);</text:p>
      <text:p text:style-name="P1">ALTER TABLE dependente ADD PRIMARY KEY (nome_dependente);</text:p>
      <text:p text:style-name="P1">ALTER TABLE departamento_projeto ADD PRIMARY KEY (codigo);</text:p>
      <text:p text:style-name="P1">ALTER TABLE empregado_projeto ADD PRIMARY KEY (rg_empregado);</text:p>
      <text:p text:style-name="P1"/>
      <text:p text:style-name="P2">Mais uma vez, é possível mas não justificável, a melhor opção seria codigo</text:p>
      <text:p text:style-name="P2"/>
      <text:p text:style-name="P2">ALTER TABLE projeto DROP CONSTRAINT projeto_pkey;</text:p>
      <text:p text:style-name="P2">ALTER TABLE projeto ADD PRIMARY KEY (numero);</text:p>
      <text:p text:style-name="P2"/>
      <text:p text:style-name="P2">ALTER TABLE empregado DROP CONSTRAINT empregado_pkey;</text:p>
      <text:p text:style-name="P2">ALTER TABLE empregado ADD PRIMARY KEY (rg);</text:p>
      <text:p text:style-name="P2"/>
      <text:p text:style-name="P2"/>
      <text:p text:style-name="P2">ALTER TABLE dependente DROP CONSTRAINT dependente_pkey;</text:p>
      <text:p text:style-name="P2">ALTER TABLE dependente ADD PRIMARY KEY (codigo);</text:p>
      <text:p text:style-name="P2"/>
      <text:p text:style-name="P3"/>
      <text:p text:style-name="P3">ALTER TABLE <text:span text:style-name="T1">empregado_projeto</text:span> DROP CONSTRAINT <text:span text:style-name="T1">empregado_projeto</text:span>_pkey;</text:p>
      <text:p text:style-name="P3">ALTER TABLE <text:span text:style-name="T1">empregado_projeto</text:span> ADD PRIMARY KEY (codigo);</text:p>
      <text:p text:style-name="P3"/>
      <text:p text:style-name="P4"/>
      <text:p text:style-name="P1"/>
      <text:p text:style-name="P1">SELECT nome,localidade FROM projeto WHERE localidade = 'Vitória';</text:p>
      <text:p text:style-name="P1">SELECT nome,localidade, numero FROM projeto WHERE numero &gt;= 5 and numero &lt; 25;</text:p>
      <text:p text:style-name="P1">SELECT * FROM empregado WHERE rg_supervisor = 2020 AND salario &gt; '2800';</text:p>
      <text:p text:style-name="P1">SELECT numero, nome FROM projeto WHERE numero &gt;= 5 and numero &lt;= 20;</text:p>
      <text:p text:style-name="P1"/>
      <text:p text:style-name="P1">ALTER TABLE projeto RENAME COLUMN nome TO nome_projeto;</text:p>
      <text:p text:style-name="P1">SELECT * FROM departamento WHERE rg_gerente is Null or nome_departamento = 'contabilidade';</text:p>
      <text:p text:style-name="P1">SELECT * FROM departamento WHERE numero &gt; 1 and rg_gerente is not null;</text:p>
      <text:p text:style-name="P1">SELECT * FROM dependente WHERE rg_responsavel != 1010 and sexo = 'F';</text:p>
      <text:p text:style-name="P1">SELECT * FROM dependente WHERE rg_responsavel = 2020 or rg_responsavel = 8080;</text:p>
      <text:p text:style-name="P1">SELECT * FROM dependente WHERE rg_responsavel = 1010 and nome_dependente = 'Jorge';</text:p>
      <text:p text:style-name="P1">SELECT * FROM dependente WHERE nascimento &gt; '1986-01-01' and sexo = 'F';</text:p>
      <text:p text:style-name="P1"/>
      <text:p text:style-name="P1">SELECT * FROM dependente WHERE nome_dependente LIKE 'A%';</text:p>
      <text:p text:style-name="P1"/>
      <text:p text:style-name="P1">SELECT * FROM dependente WHERE nome_dependente LIKE '%e';</text:p>
      <text:p text:style-name="P1">SELECT * FROM dependente WHERE nome_dependente LIKE '%n%';</text:p>
      <text:p text:style-name="P1">SELECT * FROM dependente WHERE nome_dependente LIKE '%an%';</text:p>
      <text:p text:style-name="P1"/>
      <text:p text:style-name="P1">SELECT * FROM empregado WHERE nome_completo LIKE '%Luiz%';</text:p>
      <text:p text:style-name="P1"/>
      <text:p text:style-name="P1">SELECT * FROM empregado WHERE nome_completo LIKE '%Luiz%' AND salario &gt; '2500';</text:p>
      <text:p text:style-name="P1"><text:soft-page-break/></text:p>
      <text:p text:style-name="P1">SELECT * FROM empregado WHERE nome_completo LIKE '%Luiz%' AND salario &gt; '2500' AND rg_supervisor is not null;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9:48:54.223000000</meta:creation-date>
    <dc:date>2019-03-29T14:33:23.690000000</dc:date>
    <meta:editing-duration>PT5M19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34" meta:word-count="334" meta:character-count="2249" meta:non-whitespace-character-count="1949"/>
  </office:meta>
</office:document-meta>
</file>